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176183333333" calcext:value-type="float">
            <text:p>2.35176</text:p>
          </table:table-cell>
          <table:table-cell office:value-type="float" office:value="2.50858141666667" calcext:value-type="float">
            <text:p>2.50858</text:p>
          </table:table-cell>
          <table:table-cell office:value-type="float" office:value="5.024286" calcext:value-type="float">
            <text:p>5.02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867" calcext:value-type="float">
            <text:p>2.22887</text:p>
          </table:table-cell>
          <table:table-cell office:value-type="float" office:value="2.42096825" calcext:value-type="float">
            <text:p>2.42097</text:p>
          </table:table-cell>
          <table:table-cell office:value-type="float" office:value="3.941646" calcext:value-type="float">
            <text:p>3.941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5625" calcext:value-type="float">
            <text:p>2.20956</text:p>
          </table:table-cell>
          <table:table-cell office:value-type="float" office:value="2.41276875" calcext:value-type="float">
            <text:p>2.41277</text:p>
          </table:table-cell>
          <table:table-cell office:value-type="float" office:value="3.636264" calcext:value-type="float">
            <text:p>3.636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9060616666667" calcext:value-type="float">
            <text:p>2.19061</text:p>
          </table:table-cell>
          <table:table-cell office:value-type="float" office:value="2.31330408333333" calcext:value-type="float">
            <text:p>2.3133</text:p>
          </table:table-cell>
          <table:table-cell office:value-type="float" office:value="3.25929" calcext:value-type="float">
            <text:p>3.259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233" calcext:value-type="float">
            <text:p>2.23823</text:p>
          </table:table-cell>
          <table:table-cell office:value-type="float" office:value="2.30310675" calcext:value-type="float">
            <text:p>2.30311</text:p>
          </table:table-cell>
          <table:table-cell office:value-type="float" office:value="3.284943" calcext:value-type="float">
            <text:p>3.284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965266666667" calcext:value-type="float">
            <text:p>2.29965</text:p>
          </table:table-cell>
          <table:table-cell office:value-type="float" office:value="2.43290016666667" calcext:value-type="float">
            <text:p>2.4329</text:p>
          </table:table-cell>
          <table:table-cell office:value-type="float" office:value="4.128373" calcext:value-type="float">
            <text:p>4.128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1065" calcext:value-type="float">
            <text:p>2.26411</text:p>
          </table:table-cell>
          <table:table-cell office:value-type="float" office:value="2.2962015" calcext:value-type="float">
            <text:p>2.2962</text:p>
          </table:table-cell>
          <table:table-cell office:value-type="float" office:value="3.77031" calcext:value-type="float">
            <text:p>3.770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0466" calcext:value-type="float">
            <text:p>2.29047</text:p>
          </table:table-cell>
          <table:table-cell office:value-type="float" office:value="2.42276641666667" calcext:value-type="float">
            <text:p>2.42277</text:p>
          </table:table-cell>
          <table:table-cell office:value-type="float" office:value="4.44215" calcext:value-type="float">
            <text:p>4.442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03183333333" calcext:value-type="float">
            <text:p>2.25303</text:p>
          </table:table-cell>
          <table:table-cell office:value-type="float" office:value="2.28129225" calcext:value-type="float">
            <text:p>2.28129</text:p>
          </table:table-cell>
          <table:table-cell office:value-type="float" office:value="3.611458" calcext:value-type="float">
            <text:p>3.611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87391666667" calcext:value-type="float">
            <text:p>2.27487</text:p>
          </table:table-cell>
          <table:table-cell office:value-type="float" office:value="2.44445433333333" calcext:value-type="float">
            <text:p>2.44445</text:p>
          </table:table-cell>
          <table:table-cell office:value-type="float" office:value="4.115253" calcext:value-type="float">
            <text:p>4.115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70808333333" calcext:value-type="float">
            <text:p>2.27171</text:p>
          </table:table-cell>
          <table:table-cell office:value-type="float" office:value="2.476236" calcext:value-type="float">
            <text:p>2.47624</text:p>
          </table:table-cell>
          <table:table-cell office:value-type="float" office:value="4.520392" calcext:value-type="float">
            <text:p>4.520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95783333333" calcext:value-type="float">
            <text:p>2.27096</text:p>
          </table:table-cell>
          <table:table-cell office:value-type="float" office:value="2.39049533333333" calcext:value-type="float">
            <text:p>2.3905</text:p>
          </table:table-cell>
          <table:table-cell office:value-type="float" office:value="4.223951" calcext:value-type="float">
            <text:p>4.223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256491666667" calcext:value-type="float">
            <text:p>2.15256</text:p>
          </table:table-cell>
          <table:table-cell office:value-type="float" office:value="2.26870575" calcext:value-type="float">
            <text:p>2.26871</text:p>
          </table:table-cell>
          <table:table-cell office:value-type="float" office:value="2.835965" calcext:value-type="float">
            <text:p>2.835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553075" calcext:value-type="float">
            <text:p>2.26553</text:p>
          </table:table-cell>
          <table:table-cell office:value-type="float" office:value="2.41387408333333" calcext:value-type="float">
            <text:p>2.41387</text:p>
          </table:table-cell>
          <table:table-cell office:value-type="float" office:value="3.834781" calcext:value-type="float">
            <text:p>3.834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405591666667" calcext:value-type="float">
            <text:p>2.26406</text:p>
          </table:table-cell>
          <table:table-cell office:value-type="float" office:value="2.34337841666667" calcext:value-type="float">
            <text:p>2.34338</text:p>
          </table:table-cell>
          <table:table-cell office:value-type="float" office:value="4.489015" calcext:value-type="float">
            <text:p>4.489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021083333333" calcext:value-type="float">
            <text:p>2.26021</text:p>
          </table:table-cell>
          <table:table-cell office:value-type="float" office:value="2.345945" calcext:value-type="float">
            <text:p>2.34595</text:p>
          </table:table-cell>
          <table:table-cell office:value-type="float" office:value="3.89128" calcext:value-type="float">
            <text:p>3.891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943208333333" calcext:value-type="float">
            <text:p>2.17943</text:p>
          </table:table-cell>
          <table:table-cell office:value-type="float" office:value="2.25988541666667" calcext:value-type="float">
            <text:p>2.25989</text:p>
          </table:table-cell>
          <table:table-cell office:value-type="float" office:value="3.1794" calcext:value-type="float">
            <text:p>3.17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898333333333" calcext:value-type="float">
            <text:p>2.25898</text:p>
          </table:table-cell>
          <table:table-cell office:value-type="float" office:value="2.27255666666667" calcext:value-type="float">
            <text:p>2.27256</text:p>
          </table:table-cell>
          <table:table-cell office:value-type="float" office:value="3.77238" calcext:value-type="float">
            <text:p>3.772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11191666667" calcext:value-type="float">
            <text:p>2.25511</text:p>
          </table:table-cell>
          <table:table-cell office:value-type="float" office:value="2.2621015" calcext:value-type="float">
            <text:p>2.2621</text:p>
          </table:table-cell>
          <table:table-cell office:value-type="float" office:value="3.502715" calcext:value-type="float">
            <text:p>3.502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21325" calcext:value-type="float">
            <text:p>2.20821</text:p>
          </table:table-cell>
          <table:table-cell office:value-type="float" office:value="2.2524795" calcext:value-type="float">
            <text:p>2.25248</text:p>
          </table:table-cell>
          <table:table-cell office:value-type="float" office:value="3.269751" calcext:value-type="float">
            <text:p>3.269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10558333333" calcext:value-type="float">
            <text:p>2.24811</text:p>
          </table:table-cell>
          <table:table-cell office:value-type="float" office:value="2.30662141666667" calcext:value-type="float">
            <text:p>2.30662</text:p>
          </table:table-cell>
          <table:table-cell office:value-type="float" office:value="4.183167" calcext:value-type="float">
            <text:p>4.18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28558333333" calcext:value-type="float">
            <text:p>2.24729</text:p>
          </table:table-cell>
          <table:table-cell office:value-type="float" office:value="2.34334808333333" calcext:value-type="float">
            <text:p>2.34335</text:p>
          </table:table-cell>
          <table:table-cell office:value-type="float" office:value="4.231097" calcext:value-type="float">
            <text:p>4.23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35816666667" calcext:value-type="float">
            <text:p>2.24036</text:p>
          </table:table-cell>
          <table:table-cell office:value-type="float" office:value="2.2364415" calcext:value-type="float">
            <text:p>2.23644</text:p>
          </table:table-cell>
          <table:table-cell office:value-type="float" office:value="3.327899" calcext:value-type="float">
            <text:p>3.32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82125" calcext:value-type="float">
            <text:p>2.22982</text:p>
          </table:table-cell>
          <table:table-cell office:value-type="float" office:value="2.25257" calcext:value-type="float">
            <text:p>2.25257</text:p>
          </table:table-cell>
          <table:table-cell office:value-type="float" office:value="3.455169" calcext:value-type="float">
            <text:p>3.455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96766666667" calcext:value-type="float">
            <text:p>2.21397</text:p>
          </table:table-cell>
          <table:table-cell office:value-type="float" office:value="2.37741433333333" calcext:value-type="float">
            <text:p>2.37741</text:p>
          </table:table-cell>
          <table:table-cell office:value-type="float" office:value="3.78855" calcext:value-type="float">
            <text:p>3.788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000391666667" calcext:value-type="float">
            <text:p>2.21</text:p>
          </table:table-cell>
          <table:table-cell office:value-type="float" office:value="2.17611933333333" calcext:value-type="float">
            <text:p>2.17612</text:p>
          </table:table-cell>
          <table:table-cell office:value-type="float" office:value="3.404148" calcext:value-type="float">
            <text:p>3.404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39433333333" calcext:value-type="float">
            <text:p>2.20739</text:p>
          </table:table-cell>
          <table:table-cell office:value-type="float" office:value="2.24925683333333" calcext:value-type="float">
            <text:p>2.24926</text:p>
          </table:table-cell>
          <table:table-cell office:value-type="float" office:value="3.288335" calcext:value-type="float">
            <text:p>3.288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88675" calcext:value-type="float">
            <text:p>2.20689</text:p>
          </table:table-cell>
          <table:table-cell office:value-type="float" office:value="2.21320633333333" calcext:value-type="float">
            <text:p>2.21321</text:p>
          </table:table-cell>
          <table:table-cell office:value-type="float" office:value="2.942428" calcext:value-type="float">
            <text:p>2.942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615041666667" calcext:value-type="float">
            <text:p>2.20615</text:p>
          </table:table-cell>
          <table:table-cell office:value-type="float" office:value="2.3456875" calcext:value-type="float">
            <text:p>2.34569</text:p>
          </table:table-cell>
          <table:table-cell office:value-type="float" office:value="3.715304" calcext:value-type="float">
            <text:p>3.71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21558333333" calcext:value-type="float">
            <text:p>2.20422</text:p>
          </table:table-cell>
          <table:table-cell office:value-type="float" office:value="2.15398766666667" calcext:value-type="float">
            <text:p>2.15399</text:p>
          </table:table-cell>
          <table:table-cell office:value-type="float" office:value="3.01743" calcext:value-type="float">
            <text:p>3.017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250916666667" calcext:value-type="float">
            <text:p>2.18251</text:p>
          </table:table-cell>
          <table:table-cell office:value-type="float" office:value="2.202025" calcext:value-type="float">
            <text:p>2.20203</text:p>
          </table:table-cell>
          <table:table-cell office:value-type="float" office:value="2.899943" calcext:value-type="float">
            <text:p>2.899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60366666667" calcext:value-type="float">
            <text:p>2.1996</text:p>
          </table:table-cell>
          <table:table-cell office:value-type="float" office:value="2.23076991666667" calcext:value-type="float">
            <text:p>2.23077</text:p>
          </table:table-cell>
          <table:table-cell office:value-type="float" office:value="2.687749" calcext:value-type="float">
            <text:p>2.687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58791666667" calcext:value-type="float">
            <text:p>2.19959</text:p>
          </table:table-cell>
          <table:table-cell office:value-type="float" office:value="2.2555975" calcext:value-type="float">
            <text:p>2.2556</text:p>
          </table:table-cell>
          <table:table-cell office:value-type="float" office:value="3.101813" calcext:value-type="float">
            <text:p>3.101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00016666667" calcext:value-type="float">
            <text:p>2.198</text:p>
          </table:table-cell>
          <table:table-cell office:value-type="float" office:value="2.29764641666667" calcext:value-type="float">
            <text:p>2.29765</text:p>
          </table:table-cell>
          <table:table-cell office:value-type="float" office:value="3.261289" calcext:value-type="float">
            <text:p>3.261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115" calcext:value-type="float">
            <text:p>2.19612</text:p>
          </table:table-cell>
          <table:table-cell office:value-type="float" office:value="2.25218375" calcext:value-type="float">
            <text:p>2.25218</text:p>
          </table:table-cell>
          <table:table-cell office:value-type="float" office:value="2.889672" calcext:value-type="float">
            <text:p>2.889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86858333333" calcext:value-type="float">
            <text:p>2.19287</text:p>
          </table:table-cell>
          <table:table-cell office:value-type="float" office:value="2.31162358333333" calcext:value-type="float">
            <text:p>2.31162</text:p>
          </table:table-cell>
          <table:table-cell office:value-type="float" office:value="3.305183" calcext:value-type="float">
            <text:p>3.30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0101" calcext:value-type="float">
            <text:p>2.1901</text:p>
          </table:table-cell>
          <table:table-cell office:value-type="float" office:value="2.29704641666667" calcext:value-type="float">
            <text:p>2.29705</text:p>
          </table:table-cell>
          <table:table-cell office:value-type="float" office:value="3.220607" calcext:value-type="float">
            <text:p>3.220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581" calcext:value-type="float">
            <text:p>2.18758</text:p>
          </table:table-cell>
          <table:table-cell office:value-type="float" office:value="2.30923433333333" calcext:value-type="float">
            <text:p>2.30923</text:p>
          </table:table-cell>
          <table:table-cell office:value-type="float" office:value="3.359425" calcext:value-type="float">
            <text:p>3.359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627491666667" calcext:value-type="float">
            <text:p>2.18627</text:p>
          </table:table-cell>
          <table:table-cell office:value-type="float" office:value="2.12304991666667" calcext:value-type="float">
            <text:p>2.12305</text:p>
          </table:table-cell>
          <table:table-cell office:value-type="float" office:value="2.923711" calcext:value-type="float">
            <text:p>2.923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13775" calcext:value-type="float">
            <text:p>2.18414</text:p>
          </table:table-cell>
          <table:table-cell office:value-type="float" office:value="2.15591483333333" calcext:value-type="float">
            <text:p>2.15591</text:p>
          </table:table-cell>
          <table:table-cell office:value-type="float" office:value="3.072991" calcext:value-type="float">
            <text:p>3.072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3625" calcext:value-type="float">
            <text:p>2.18136</text:p>
          </table:table-cell>
          <table:table-cell office:value-type="float" office:value="2.14517916666667" calcext:value-type="float">
            <text:p>2.14518</text:p>
          </table:table-cell>
          <table:table-cell office:value-type="float" office:value="2.979386" calcext:value-type="float">
            <text:p>2.979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49208333333" calcext:value-type="float">
            <text:p>2.17949</text:p>
          </table:table-cell>
          <table:table-cell office:value-type="float" office:value="2.17423083333333" calcext:value-type="float">
            <text:p>2.17423</text:p>
          </table:table-cell>
          <table:table-cell office:value-type="float" office:value="2.626637" calcext:value-type="float">
            <text:p>2.626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45525" calcext:value-type="float">
            <text:p>2.17646</text:p>
          </table:table-cell>
          <table:table-cell office:value-type="float" office:value="2.21626691666667" calcext:value-type="float">
            <text:p>2.21627</text:p>
          </table:table-cell>
          <table:table-cell office:value-type="float" office:value="3.491318" calcext:value-type="float">
            <text:p>3.491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15533333333" calcext:value-type="float">
            <text:p>2.17316</text:p>
          </table:table-cell>
          <table:table-cell office:value-type="float" office:value="2.16260575" calcext:value-type="float">
            <text:p>2.16261</text:p>
          </table:table-cell>
          <table:table-cell office:value-type="float" office:value="3.084238" calcext:value-type="float">
            <text:p>3.084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188391666667" calcext:value-type="float">
            <text:p>2.17188</text:p>
          </table:table-cell>
          <table:table-cell office:value-type="float" office:value="2.23686558333333" calcext:value-type="float">
            <text:p>2.23687</text:p>
          </table:table-cell>
          <table:table-cell office:value-type="float" office:value="3.022254" calcext:value-type="float">
            <text:p>3.022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71716666667" calcext:value-type="float">
            <text:p>2.16972</text:p>
          </table:table-cell>
          <table:table-cell office:value-type="float" office:value="2.17462341666667" calcext:value-type="float">
            <text:p>2.17462</text:p>
          </table:table-cell>
          <table:table-cell office:value-type="float" office:value="2.691352" calcext:value-type="float">
            <text:p>2.691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5856108333333" calcext:value-type="float">
            <text:p>2.15856</text:p>
          </table:table-cell>
          <table:table-cell office:value-type="float" office:value="2.16741483333333" calcext:value-type="float">
            <text:p>2.16741</text:p>
          </table:table-cell>
          <table:table-cell office:value-type="float" office:value="3.623459" calcext:value-type="float">
            <text:p>3.623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279433333333" calcext:value-type="float">
            <text:p>2.12279</text:p>
          </table:table-cell>
          <table:table-cell office:value-type="float" office:value="2.15820141666667" calcext:value-type="float">
            <text:p>2.1582</text:p>
          </table:table-cell>
          <table:table-cell office:value-type="float" office:value="2.905176" calcext:value-type="float">
            <text:p>2.90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698533333333" calcext:value-type="float">
            <text:p>2.15699</text:p>
          </table:table-cell>
          <table:table-cell office:value-type="float" office:value="2.27569908333333" calcext:value-type="float">
            <text:p>2.2757</text:p>
          </table:table-cell>
          <table:table-cell office:value-type="float" office:value="3.028625" calcext:value-type="float">
            <text:p>3.028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287416666667" calcext:value-type="float">
            <text:p>2.15287</text:p>
          </table:table-cell>
          <table:table-cell office:value-type="float" office:value="2.19648375" calcext:value-type="float">
            <text:p>2.19648</text:p>
          </table:table-cell>
          <table:table-cell office:value-type="float" office:value="2.748998" calcext:value-type="float">
            <text:p>2.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241691666667" calcext:value-type="float">
            <text:p>2.15242</text:p>
          </table:table-cell>
          <table:table-cell office:value-type="float" office:value="2.28884066666667" calcext:value-type="float">
            <text:p>2.28884</text:p>
          </table:table-cell>
          <table:table-cell office:value-type="float" office:value="3.065221" calcext:value-type="float">
            <text:p>3.065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55055" calcext:value-type="float">
            <text:p>2.15551</text:p>
          </table:table-cell>
          <table:table-cell office:value-type="float" office:value="2.15235341666667" calcext:value-type="float">
            <text:p>2.15235</text:p>
          </table:table-cell>
          <table:table-cell office:value-type="float" office:value="2.998736" calcext:value-type="float">
            <text:p>2.998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33375" calcext:value-type="float">
            <text:p>2.15133</text:p>
          </table:table-cell>
          <table:table-cell office:value-type="float" office:value="2.14767083333333" calcext:value-type="float">
            <text:p>2.14767</text:p>
          </table:table-cell>
          <table:table-cell office:value-type="float" office:value="2.871418" calcext:value-type="float">
            <text:p>2.871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05655" calcext:value-type="float">
            <text:p>2.14057</text:p>
          </table:table-cell>
          <table:table-cell office:value-type="float" office:value="2.30404008333333" calcext:value-type="float">
            <text:p>2.30404</text:p>
          </table:table-cell>
          <table:table-cell office:value-type="float" office:value="3.334945" calcext:value-type="float">
            <text:p>3.334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3782333333333" calcext:value-type="float">
            <text:p>2.13782</text:p>
          </table:table-cell>
          <table:table-cell office:value-type="float" office:value="2.05845958333333" calcext:value-type="float">
            <text:p>2.05846</text:p>
          </table:table-cell>
          <table:table-cell office:value-type="float" office:value="2.855069" calcext:value-type="float">
            <text:p>2.85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13275" calcext:value-type="float">
            <text:p>2.13413</text:p>
          </table:table-cell>
          <table:table-cell office:value-type="float" office:value="2.06204066666667" calcext:value-type="float">
            <text:p>2.06204</text:p>
          </table:table-cell>
          <table:table-cell office:value-type="float" office:value="2.983298" calcext:value-type="float">
            <text:p>2.98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6335" calcext:value-type="float">
            <text:p>2.13163</text:p>
          </table:table-cell>
          <table:table-cell office:value-type="float" office:value="2.27756933333333" calcext:value-type="float">
            <text:p>2.27757</text:p>
          </table:table-cell>
          <table:table-cell office:value-type="float" office:value="3.127132" calcext:value-type="float">
            <text:p>3.127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7025" calcext:value-type="float">
            <text:p>2.1137</text:p>
          </table:table-cell>
          <table:table-cell office:value-type="float" office:value="2.12539333333333" calcext:value-type="float">
            <text:p>2.12539</text:p>
          </table:table-cell>
          <table:table-cell office:value-type="float" office:value="3.053596" calcext:value-type="float">
            <text:p>3.05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993641666667" calcext:value-type="float">
            <text:p>2.11994</text:p>
          </table:table-cell>
          <table:table-cell office:value-type="float" office:value="2.118896" calcext:value-type="float">
            <text:p>2.1189</text:p>
          </table:table-cell>
          <table:table-cell office:value-type="float" office:value="3.064592" calcext:value-type="float">
            <text:p>3.064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1315325" calcext:value-type="float">
            <text:p>2.11315</text:p>
          </table:table-cell>
          <table:table-cell office:value-type="float" office:value="2.037862" calcext:value-type="float">
            <text:p>2.03786</text:p>
          </table:table-cell>
          <table:table-cell office:value-type="float" office:value="2.560671" calcext:value-type="float">
            <text:p>2.560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0:09:56.833446467</dc:date>
    <meta:document-statistic meta:table-count="1" meta:cell-count="4636" meta:object-count="0"/>
    <meta:generator>LibreOffice/4.2.8.2$Linux_X86_64 LibreOffice_project/420m0$Build-2</meta:generator>
  </office:meta>
</office:document-meta>
</file>